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5" style:family="table">
      <style:table-properties style:width="25.7cm" table:align="margins"/>
    </style:style>
    <style:style style:name="Tabelle35.A" style:family="table-column">
      <style:table-column-properties style:column-width="6.191cm" style:rel-column-width="15787*"/>
    </style:style>
    <style:style style:name="Tabelle35.B" style:family="table-column">
      <style:table-column-properties style:column-width="5.452cm" style:rel-column-width="13903*"/>
    </style:style>
    <style:style style:name="Tabelle35.C" style:family="table-column">
      <style:table-column-properties style:column-width="8.767cm" style:rel-column-width="22354*"/>
    </style:style>
    <style:style style:name="Tabelle35.D" style:family="table-column">
      <style:table-column-properties style:column-width="5.29cm" style:rel-column-width="13491*"/>
    </style:style>
    <style:style style:name="Tabelle35.A1" style:family="table-cell">
      <style:table-cell-properties fo:padding="0cm" fo:border="none"/>
    </style:style>
    <style:style style:name="Tabelle36" style:family="table">
      <style:table-properties style:width="5.609cm" table:align="left"/>
    </style:style>
    <style:style style:name="Tabelle36.A" style:family="table-column">
      <style:table-column-properties style:column-width="2.302cm"/>
    </style:style>
    <style:style style:name="Tabelle36.B" style:family="table-column">
      <style:table-column-properties style:column-width="3.307cm"/>
    </style:style>
    <style:style style:name="Tabelle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6.B1" style:family="table-cell">
      <style:table-cell-properties fo:background-color="#cccccc" fo:padding="0.097cm" fo:border="0.05pt solid #000000">
        <style:background-image/>
      </style:table-cell-properties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3" style:family="table-cell">
      <style:table-cell-properties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4" style:family="table-cell">
      <style:table-cell-properties fo:padding="0.097cm" fo:border-left="0.05pt solid #000000" fo:border-right="none" fo:border-top="none" fo:border-bottom="0.05pt solid #000000"/>
    </style:style>
    <style:style style:name="Tabelle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5" style:family="table-cell">
      <style:table-cell-properties fo:padding="0.097cm" fo:border-left="0.05pt solid #000000" fo:border-right="none" fo:border-top="none" fo:border-bottom="0.05pt solid #000000"/>
    </style:style>
    <style:style style:name="Tabelle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4.71cm" table:align="left"/>
    </style:style>
    <style:style style:name="Tabelle37.A" style:family="table-column">
      <style:table-column-properties style:column-width="2.196cm"/>
    </style:style>
    <style:style style:name="Tabelle37.B" style:family="table-column">
      <style:table-column-properties style:column-width="2.514cm"/>
    </style:style>
    <style:style style:name="Tabelle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7.B1" style:family="table-cell">
      <style:table-cell-properties fo:background-color="#cccccc" fo:padding="0.097cm" fo:border="0.05pt solid #000000">
        <style:background-image/>
      </style:table-cell-properties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3" style:family="table-cell">
      <style:table-cell-properties fo:padding="0.097cm" fo:border-left="0.05pt solid #000000" fo:border-right="none" fo:border-top="none" fo:border-bottom="0.05pt solid #000000"/>
    </style:style>
    <style:style style:name="Tabelle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4" style:family="table-cell">
      <style:table-cell-properties fo:padding="0.097cm" fo:border-left="0.05pt solid #000000" fo:border-right="none" fo:border-top="none" fo:border-bottom="0.05pt solid #000000"/>
    </style:style>
    <style:style style:name="Tabelle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5" style:family="table-cell">
      <style:table-cell-properties fo:padding="0.097cm" fo:border-left="0.05pt solid #000000" fo:border-right="none" fo:border-top="none" fo:border-bottom="0.05pt solid #000000"/>
    </style:style>
    <style:style style:name="Tabelle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8.202cm" table:align="left"/>
    </style:style>
    <style:style style:name="Tabelle38.A" style:family="table-column">
      <style:table-column-properties style:column-width="2.302cm"/>
    </style:style>
    <style:style style:name="Tabelle38.B" style:family="table-column">
      <style:table-column-properties style:column-width="3.81cm"/>
    </style:style>
    <style:style style:name="Tabelle38.C" style:family="table-column">
      <style:table-column-properties style:column-width="2.09cm"/>
    </style:style>
    <style:style style:name="Tabelle3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8.C1" style:family="table-cell">
      <style:table-cell-properties fo:background-color="#cccccc" fo:padding="0.097cm" fo:border="0.05pt solid #000000">
        <style:background-image/>
      </style:table-cell-properties>
    </style:style>
    <style:style style:name="Tabelle3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8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8.A3" style:family="table-cell">
      <style:table-cell-properties fo:padding="0.097cm" fo:border-left="0.05pt solid #000000" fo:border-right="none" fo:border-top="none" fo:border-bottom="0.05pt solid #000000"/>
    </style:style>
    <style:style style:name="Tabelle38.B3" style:family="table-cell">
      <style:table-cell-properties fo:padding="0.097cm" fo:border-left="0.05pt solid #000000" fo:border-right="none" fo:border-top="none" fo:border-bottom="0.05pt solid #000000"/>
    </style:style>
    <style:style style:name="Tabelle3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.A4" style:family="table-cell">
      <style:table-cell-properties fo:padding="0.097cm" fo:border-left="0.05pt solid #000000" fo:border-right="none" fo:border-top="none" fo:border-bottom="0.05pt solid #000000"/>
    </style:style>
    <style:style style:name="Tabelle38.B4" style:family="table-cell">
      <style:table-cell-properties fo:padding="0.097cm" fo:border-left="0.05pt solid #000000" fo:border-right="none" fo:border-top="none" fo:border-bottom="0.05pt solid #000000"/>
    </style:style>
    <style:style style:name="Tabelle3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4.895cm" table:align="left"/>
    </style:style>
    <style:style style:name="Tabelle39.A" style:family="table-column">
      <style:table-column-properties style:column-width="2.302cm"/>
    </style:style>
    <style:style style:name="Tabelle39.B" style:family="table-column">
      <style:table-column-properties style:column-width="2.593cm"/>
    </style:style>
    <style:style style:name="Tabelle3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9.B1" style:family="table-cell">
      <style:table-cell-properties fo:background-color="#cccccc" fo:padding="0.097cm" fo:border="0.05pt solid #000000">
        <style:background-image/>
      </style:table-cell-properties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9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9.A4" style:family="table-cell">
      <style:table-cell-properties fo:padding="0.097cm" fo:border-left="0.05pt solid #000000" fo:border-right="none" fo:border-top="none" fo:border-bottom="0.05pt solid #000000"/>
    </style:style>
    <style:style style:name="Tabelle39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8ded1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a7713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c4728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8pt" officeooo:rsid="004d4ef8" officeooo:paragraph-rsid="0018ded1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8pt" officeooo:rsid="0058df4d" officeooo:paragraph-rsid="0018ded1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8pt" officeooo:rsid="0043f758" officeooo:paragraph-rsid="0018ded1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paragraph-rsid="0018ded1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8pt" officeooo:rsid="0018ded1" officeooo:paragraph-rsid="0018ded1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8pt" officeooo:rsid="001a7713" officeooo:paragraph-rsid="001a7713" style:font-size-asian="18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8pt" officeooo:rsid="001c4728" officeooo:paragraph-rsid="001c4728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8ded1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18ded1" officeooo:paragraph-rsid="0018ded1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8ded1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a7713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c4728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a7713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c4728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8ded1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a7713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c4728" style:font-size-asian="18pt" style:font-size-complex="18pt"/>
    </style:style>
    <style:style style:name="P21" style:family="paragraph" style:parent-style-name="Standard">
      <style:text-properties fo:font-size="18pt" officeooo:paragraph-rsid="001a7713" style:font-size-asian="18pt" style:font-size-complex="18pt"/>
    </style:style>
    <style:style style:name="P22" style:family="paragraph" style:parent-style-name="Standard">
      <style:text-properties fo:font-size="18pt" officeooo:paragraph-rsid="001c4728" style:font-size-asian="18pt" style:font-size-complex="18pt"/>
    </style:style>
    <style:style style:name="P23" style:family="paragraph" style:parent-style-name="Standard">
      <style:text-properties fo:font-size="18pt" officeooo:rsid="001c4728" officeooo:paragraph-rsid="001c4728" style:font-size-asian="18pt" style:font-size-complex="18pt"/>
    </style:style>
    <style:style style:name="P24" style:family="paragraph" style:parent-style-name="Standard">
      <style:paragraph-properties fo:break-before="page"/>
      <style:text-properties fo:font-size="18pt" officeooo:paragraph-rsid="001a7713" style:font-size-asian="18pt" style:font-size-complex="18pt"/>
    </style:style>
    <style:style style:name="P25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a7713" officeooo:paragraph-rsid="001a7713" style:font-size-asian="18pt" style:font-size-complex="18pt"/>
    </style:style>
    <style:style style:name="P26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c4728" officeooo:paragraph-rsid="001c4728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8pt" officeooo:rsid="001ce402" officeooo:paragraph-rsid="001ce402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8pt" officeooo:rsid="006d0025" officeooo:paragraph-rsid="0018ded1" style:font-size-asian="18pt" style:font-size-complex="18pt"/>
    </style:style>
    <style:style style:name="P29" style:family="paragraph" style:parent-style-name="Table_20_Contents">
      <style:paragraph-properties fo:text-align="start" style:justify-single-word="false"/>
      <style:text-properties fo:font-size="18pt" officeooo:paragraph-rsid="001ce402" style:font-size-asian="18pt" style:font-size-complex="18pt"/>
    </style:style>
    <style:style style:name="T1" style:family="text">
      <style:text-properties officeooo:rsid="0018ded1"/>
    </style:style>
    <style:style style:name="T2" style:family="text">
      <style:text-properties officeooo:rsid="001c4728"/>
    </style:style>
    <style:style style:name="T3" style:family="text">
      <style:text-properties style:font-name="Liberation Serif" officeooo:rsid="001ce4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2">Datenbank „Universität“</text:p>
      <text:p text:style-name="P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D"/>
        <table:table-row>
          <table:table-cell table:style-name="Tabelle35.A1" office:value-type="string">
            <text:p text:style-name="P11">Student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3">MatrNr</text:p>
                </table:table-cell>
                <table:table-cell table:style-name="Tabelle36.B1" office:value-type="string">
                  <text:p text:style-name="P1">Name</text:p>
                </table:table-cell>
              </table:table-row>
              <table:table-row>
                <table:table-cell table:style-name="Tabelle36.A4" office:value-type="string">
                  <text:p text:style-name="P4">1011</text:p>
                </table:table-cell>
                <table:table-cell table:style-name="Tabelle36.B3" office:value-type="string">
                  <text:p text:style-name="P5">Schmitz</text:p>
                </table:table-cell>
              </table:table-row>
              <table:table-row>
                <table:table-cell table:style-name="Tabelle36.A4" office:value-type="string">
                  <text:p text:style-name="P1">1012</text:p>
                </table:table-cell>
                <table:table-cell table:style-name="Tabelle36.B3" office:value-type="string">
                  <text:p text:style-name="P1">Müller</text:p>
                </table:table-cell>
              </table:table-row>
              <table:table-row>
                <table:table-cell table:style-name="Tabelle36.A4" office:value-type="string">
                  <text:p text:style-name="P1">1013</text:p>
                </table:table-cell>
                <table:table-cell table:style-name="Tabelle36.B4" office:value-type="string">
                  <text:p text:style-name="P5">Jansen</text:p>
                </table:table-cell>
              </table:table-row>
              <table:table-row>
                <table:table-cell table:style-name="Tabelle36.A5" office:value-type="string">
                  <text:p text:style-name="P1">1014</text:p>
                </table:table-cell>
                <table:table-cell table:style-name="Tabelle36.B5" office:value-type="string">
                  <text:p text:style-name="P5">Meier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1">besucht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3">MatrNr</text:p>
                </table:table-cell>
                <table:table-cell table:style-name="Tabelle37.B1" office:value-type="string">
                  <text:p text:style-name="P13">KursNr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2" office:value-type="string">
                  <text:p text:style-name="P6">K01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3" office:value-type="string">
                  <text:p text:style-name="P6">K03</text:p>
                </table:table-cell>
              </table:table-row>
              <table:table-row>
                <table:table-cell table:style-name="Tabelle37.A5" office:value-type="string">
                  <text:p text:style-name="P7">1013</text:p>
                </table:table-cell>
                <table:table-cell table:style-name="Tabelle37.B5" office:value-type="string">
                  <text:p text:style-name="P6">K02</text:p>
                </table:table-cell>
              </table:table-row>
              <table:table-row>
                <table:table-cell table:style-name="Tabelle37.A5" office:value-type="string">
                  <text:p text:style-name="P1">1014</text:p>
                </table:table-cell>
                <table:table-cell table:style-name="Tabelle37.B5" office:value-type="string">
                  <text:p text:style-name="P6">K03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1">Kurs</text:p>
            <table:table table:name="Tabelle38" table:style-name="Tabelle38">
              <table:table-column table:style-name="Tabelle38.A"/>
              <table:table-column table:style-name="Tabelle38.B"/>
              <table:table-column table:style-name="Tabelle38.C"/>
              <table:table-row>
                <table:table-cell table:style-name="Tabelle38.A1" office:value-type="string">
                  <text:p text:style-name="P13">KursNr</text:p>
                </table:table-cell>
                <table:table-cell table:style-name="Tabelle38.A1" office:value-type="string">
                  <text:p text:style-name="P1">Titel</text:p>
                </table:table-cell>
                <table:table-cell table:style-name="Tabelle38.C1" office:value-type="string">
                  <text:p text:style-name="P1">PersNr</text:p>
                </table:table-cell>
              </table:table-row>
              <table:table-row>
                <table:table-cell table:style-name="Tabelle38.A2" office:value-type="string">
                  <text:p text:style-name="P1">K01</text:p>
                </table:table-cell>
                <table:table-cell table:style-name="Tabelle38.A2" office:value-type="string">
                  <text:p text:style-name="P1">Java</text:p>
                </table:table-cell>
                <table:table-cell table:style-name="Tabelle38.C2" office:value-type="string">
                  <text:p text:style-name="P18">D02</text:p>
                </table:table-cell>
              </table:table-row>
              <table:table-row>
                <table:table-cell table:style-name="Tabelle38.A3" office:value-type="string">
                  <text:p text:style-name="P1">K02</text:p>
                </table:table-cell>
                <table:table-cell table:style-name="Tabelle38.B3" office:value-type="string">
                  <text:p text:style-name="P1">HTML</text:p>
                </table:table-cell>
                <table:table-cell table:style-name="Tabelle38.C3" office:value-type="string">
                  <text:p text:style-name="P1">D02</text:p>
                </table:table-cell>
              </table:table-row>
              <table:table-row>
                <table:table-cell table:style-name="Tabelle38.A4" office:value-type="string">
                  <text:p text:style-name="P1">K03</text:p>
                </table:table-cell>
                <table:table-cell table:style-name="Tabelle38.B4" office:value-type="string">
                  <text:p text:style-name="P1">Datenbank<text:span text:style-name="T1">en</text:span></text:p>
                </table:table-cell>
                <table:table-cell table:style-name="Tabelle38.C4" office:value-type="string">
                  <text:p text:style-name="P1">D01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1">Dozent</text:p>
            <table:table table:name="Tabelle39" table:style-name="Tabelle39">
              <table:table-column table:style-name="Tabelle39.A"/>
              <table:table-column table:style-name="Tabelle39.B"/>
              <table:table-row>
                <table:table-cell table:style-name="Tabelle39.A1" office:value-type="string">
                  <text:p text:style-name="P13">PersNr</text:p>
                </table:table-cell>
                <table:table-cell table:style-name="Tabelle39.B1" office:value-type="string">
                  <text:p text:style-name="P1">Name</text:p>
                </table:table-cell>
              </table:table-row>
              <table:table-row>
                <table:table-cell table:style-name="Tabelle39.A4" office:value-type="string">
                  <text:p text:style-name="P1">D01</text:p>
                </table:table-cell>
                <table:table-cell table:style-name="Tabelle39.B4" office:value-type="string">
                  <text:p text:style-name="P1">Wirth</text:p>
                </table:table-cell>
              </table:table-row>
              <table:table-row>
                <table:table-cell table:style-name="Tabelle39.A3" office:value-type="string">
                  <text:p text:style-name="P18">D02</text:p>
                </table:table-cell>
                <table:table-cell table:style-name="Tabelle39.B3" office:value-type="string">
                  <text:p text:style-name="P1">Dijkstra</text:p>
                </table:table-cell>
              </table:table-row>
              <table:table-row>
                <table:table-cell table:style-name="Tabelle39.A4" office:value-type="string">
                  <text:p text:style-name="P1">D03</text:p>
                </table:table-cell>
                <table:table-cell table:style-name="Tabelle39.B4" office:value-type="string">
                  <text:p text:style-name="P1">Knuth</text:p>
                </table:table-cell>
              </table:table-row>
            </table:table>
            <text:p text:style-name="P1"/>
          </table:table-cell>
        </table:table-row>
      </table:table>
      <text:p text:style-name="P28"/>
      <text:p text:style-name="P27">Abfrage 1: Welche Kurse unterrichtet Prof. Dijkstra?</text:p>
      <text:p text:style-name="P27"/>
      <text:p text:style-name="P29"><text:span text:style-name="T3">Abfrage 2: Welche Kurse besucht Student Müll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47:32.308000000</meta:creation-date>
    <dc:date>2018-10-31T14:23:45.572000000</dc:date>
    <meta:editing-duration>PT23M3S</meta:editing-duration>
    <meta:editing-cycles>4</meta:editing-cycles>
    <meta:generator>LibreOffice/6.1.1.2$Windows_x86 LibreOffice_project/5d19a1bfa650b796764388cd8b33a5af1f5baa1b</meta:generator>
    <meta:document-statistic meta:table-count="5" meta:image-count="0" meta:object-count="0" meta:page-count="1" meta:paragraph-count="47" meta:word-count="60" meta:character-count="327" meta:non-whitespace-character-count="314"/>
  </office:meta>
</office:document-meta>
</file>